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0" svg:font-family="Arial0"/>
    <style:font-face style:name="OpenSymbol1" svg:font-family="OpenSymbol"/>
    <style:font-face style:name="Times New Roman1" svg:font-family="'Times New Roman', serif"/>
    <style:font-face style:name="Arial01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style:text-autospace="none"/>
      <style:text-properties fo:language="en" fo:country="GB"/>
    </style:style>
    <style:style style:name="P8" style:family="paragraph" style:parent-style-name="Text_20_body">
      <style:paragraph-properties style:text-autospace="none"/>
      <style:text-properties style:use-window-font-color="true" style:text-position="0% 100%" style:font-name="Times New Roman" fo:font-size="14pt" style:font-name-asian="Arial0" style:font-size-asian="14pt" style:font-name-complex="Arial0" style:font-size-complex="14pt"/>
    </style:style>
    <style:style style:name="P9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fo:language="en" fo:country="GB" style:language-complex="ar" style:country-complex="SA"/>
    </style:style>
    <style:style style:name="T3" style:family="text">
      <style:text-properties style:font-name-asian="Arial01" style:font-name-complex="Arial01" style:font-size-complex="14pt"/>
    </style:style>
    <style:style style:name="T4" style:family="text">
      <style:text-properties style:font-name="Times New Roman" fo:font-size="14pt" style:font-name-asian="Arial01" style:font-size-asian="14pt" style:font-name-complex="Arial01" style:font-size-complex="14pt"/>
    </style:style>
    <style:style style:name="T5" style:family="text">
      <style:text-properties style:font-name="Times New Roman" fo:language="en" fo:country="US" style:font-name-asian="Times New Roman1" style:font-name-complex="Times New Roman1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6cm" svg:height="0.93cm" draw:z-index="0"><draw:image xlink:href="../../odt_eng/images/005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Arc Cotangent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3">
          <table:table-cell table:style-name="Таблица1.A1" office:value-type="string">
            <text:p text:style-name="P4"><text:span text:style-name="Основной_20_шрифт_20_абзаца"><text:span text:style-name="T2"><draw:frame draw:style-name="fr2" draw:name="Графический объект2" text:anchor-type="as-char" svg:width="2.14cm" svg:height="1.64cm" draw:z-index="0"><draw:image xlink:href="../../odt_eng/images/005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8">The unit is <text:span text:style-name="T7">vectorized</text:span> and returns the output value calculated as per the formula:</text:p>
            <text:p text:style-name="P5"><draw:frame draw:style-name="fr3" draw:name="Объект1" text:anchor-type="as-char" svg:width="5.771cm" svg:height="0.564cm" draw:z-index="0"><draw:object xlink:href="./Object 1" xlink:type="simple" xlink:show="embed" xlink:actuate="onLoad"/><draw:image xlink:href="./ObjectReplacements/Object 1" xlink:type="simple" xlink:show="embed" xlink:actuate="onLoad"/><svg:title>formula</svg:title><svg:desc>формула</svg:desc></draw:frame>,</text:p>
            <text:p text:style-name="Text_20_body"><text:span text:style-name="T8">where</text:span>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formula</svg:title><svg:desc>формула</svg:desc></draw:frame> <text:span text:style-name="T8">are for amplitude, circle frequency and phase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svg:desc>формула</svg:desc></draw:frame><text:span text:style-name="T8">are for input and output signals</text:span><text:span text:style-name="T10">.</text:span></text:p>
            <text:p text:style-name="Text_20_body"><text:span text:style-name="T9">Properties</text:span><text:span text:style-name="T10">:</text:span></text:p>
            <text:list xml:id="list5907313043136585860" text:style-name="L1">
              <text:list-item>
                <text:p text:style-name="P9"><text:span text:style-name="T5">Amplitude – is</text:span><text:span text:style-name="T6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6">.</text:span></text:p>
              </text:list-item>
              <text:list-item>
                <text:p text:style-name="P9"><text:span text:style-name="T5">Frequency – is coefficient</text:span><text:span text:style-name="T6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6">.</text:span></text:p>
              </text:list-item>
              <text:list-item>
                <text:p text:style-name="P9"><text:span text:style-name="T5">Phase – is coefficient</text:span><text:span text:style-name="T6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5">.</text:span></text:p>
              </text:list-item>
            </text:list>
            <text:p text:style-name="P7"><text:span text:style-name="Основной_20_шрифт_20_абзаца"><text:span text:style-name="T3">The </text:span></text:span><text:span text:style-name="Основной_20_шрифт_20_абзаца"><text:span text:style-name="T4">properties</text:span></text:span><text:span text:style-name="Основной_20_шрифт_20_абзаца"><text:span text:style-name="T3"> can be vectors, which dimensions </text:span></text:span><text:span text:style-name="Основной_20_шрифт_20_абзаца"><text:span text:style-name="T4">must be equal to the dimension of the input vector signal, in this case, the output will also be a vector signal</text:span></text:span><text:span text:style-name="Основной_20_шрифт_20_абзаца"><text:span text:style-name="T3">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0" svg:font-family="Arial0"/>
    <style:font-face style:name="OpenSymbol1" svg:font-family="OpenSymbol"/>
    <style:font-face style:name="Times New Roman1" svg:font-family="'Times New Roman', serif"/>
    <style:font-face style:name="Arial01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Арккотангенс</dc:title>
    <dc:creator>Александр </dc:creator>
    <meta:creation-date>2012-01-24T10:57:00Z</meta:creation-date>
    <dc:date>2012-03-04T19:48:56.92</dc:date>
    <meta:editing-cycles>150</meta:editing-cycles>
    <meta:editing-duration>PT2H24M35S</meta:editing-duration>
    <meta:document-statistic meta:table-count="1" meta:image-count="2" meta:object-count="6" meta:page-count="1" meta:paragraph-count="14" meta:word-count="82" meta:character-count="450"/>
    <meta:template xlink:type="simple" xlink:actuate="onRequest" xlink:title="" xlink:href="../../odt_eng/0050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arcc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t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